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start" fo:margin-left="0cm"/>
    </style:style>
    <style:style style:name="ce7" style:family="table-cell" style:parent-style-name="Default" style:data-style-name="N37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1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0c0c0"/>
      <style:text-properties fo:color="#ff0000"/>
    </style:style>
    <style:style style:name="ce13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5" table:number-columns-repeated="250" table:default-cell-style-name="Default"/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Audacity</text:p>
          </table:table-cell>
          <table:table-cell table:style-name="ce4" table:formula="oooc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0" table:number-columns-repeated="2"/>
          <table:table-cell table:style-name="ce12" table:number-columns-repeated="250"/>
        </table:table-row>
        <table:table-row table:style-name="ro1">
          <table:table-cell office:value-type="string">
            <text:p>Blender</text:p>
          </table:table-cell>
          <table:table-cell office:value-type="string">
            <text:p>2.4.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Celestia</text:p>
          </table:table-cell>
          <table:table-cell table:style-name="ce4" table:formula="oooc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Dia</text:p>
          </table:table-cell>
          <table:table-cell office:value-type="string">
            <text:p>0.96.1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Drupal</text:p>
          </table:table-cell>
          <table:table-cell table:style-name="ce6" office:value-type="float" office:value="6.1">
            <text:p>6.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Firefox</text:p>
          </table:table-cell>
          <table:table-cell office:value-type="string">
            <text:p>3.0.6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 table:style-name="ce13" table:number-columns-repeated="250"/>
        </table:table-row>
        <table:table-row table:style-name="ro1">
          <table:table-cell table:style-name="ce2" office:value-type="string">
            <text:p>FreeMind</text:p>
          </table:table-cell>
          <table:table-cell table:style-name="ce6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6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0" table:number-columns-repeated="2"/>
          <table:table-cell table:style-name="ce12" table:number-columns-repeated="250"/>
        </table:table-row>
        <table:table-row table:style-name="ro1">
          <table:table-cell office:value-type="string">
            <text:p>GIMP</text:p>
          </table:table-cell>
          <table:table-cell table:style-name="ce4" table:formula="oooc:=&quot;2.6.5&quot;" office:value-type="string" office:string-value="2.6.5">
            <text:p>2.6.5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6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Joomla</text:p>
          </table:table-cell>
          <table:table-cell table:style-name="ce7" table:formula="oooc:=&quot;1.5.8&quot;" office:value-type="string" office:string-value="1.5.8">
            <text:p>1.5.8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table:style-name="ce2" office:value-type="string">
            <text:p>Kompozer</text:p>
          </table:table-cell>
          <table:table-cell table:style-name="ce6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Lbreakout2</text:p>
          </table:table-cell>
          <table:table-cell table:style-name="ce7" table:formula="oooc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table:style-name="ce2" office:value-type="string">
            <text:p>Moodle</text:p>
          </table:table-cell>
          <table:table-cell table:style-name="ce7" table:formula="oooc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Notepad2</text:p>
          </table:table-cell>
          <table:table-cell office:value-type="string">
            <text:p>1.1.0.8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6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office:value-type="string">
            <text:p>Pidgin</text:p>
          </table:table-cell>
          <table:table-cell table:style-name="ce4" table:formula="oooc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 table:style-name="ce13" table:number-columns-repeated="250"/>
        </table:table-row>
        <table:table-row table:style-name="ro1">
          <table:table-cell table:style-name="ce2" office:value-type="string">
            <text:p>Putty</text:p>
          </table:table-cell>
          <table:table-cell table:style-name="ce6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table:style-name="ce2" office:value-type="string">
            <text:p>SMF</text:p>
          </table:table-cell>
          <table:table-cell table:style-name="ce7" table:formula="oooc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table:style-name="ce2" office:value-type="string">
            <text:p>Subversion</text:p>
          </table:table-cell>
          <table:table-cell table:style-name="ce7" table:formula="oooc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table:style-name="ce2" office:value-type="string">
            <text:p>SuperTux</text:p>
          </table:table-cell>
          <table:table-cell table:style-name="ce6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uxMath</text:p>
          </table:table-cell>
          <table:table-cell table:style-name="ce6"/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ux Typing 2</text:p>
          </table:table-cell>
          <table:table-cell table:style-name="ce6"/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xampp</text:p>
          </table:table-cell>
          <table:table-cell table:style-name="ce7" table:formula="oooc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1" office:value-type="string">
            <text:p>N</text:p>
          </table:table-cell>
          <table:table-cell table:style-name="ce2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253"/>
        </table:table-row>
        <table:table-row table:style-name="ro1">
          <table:table-cell/>
          <table:table-cell table:style-name="ce4"/>
          <table:table-cell/>
          <table:table-cell table:style-name="ce8" office:value-type="date" office:date-value="2000-07-01">
            <text:p>01/07/00</text:p>
          </table:table-cell>
          <table:table-cell table:number-columns-repeated="252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Sheet1.A1:Sheet1.F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8">18/03/2009</text:date>, <text:time>12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xavier</dc:creator>
    <dc:date>2009-03-18T11:32:09</dc:date>
    <meta:editing-cycles>2</meta:editing-cycles>
    <meta:editing-duration>PT28M20S</meta:editing-duration>
    <meta:user-defined meta:name="Info 1"/>
    <meta:user-defined meta:name="Info 2"/>
    <meta:user-defined meta:name="Info 3"/>
    <meta:user-defined meta:name="Info 4"/>
    <meta:document-statistic meta:table-count="1" meta:cell-count="202"/>
  </office:meta>
</office:document-meta>
</file>